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cb3" officeooo:paragraph-rsid="00063c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db102</text:p>
      <text:p text:style-name="P1">;</text:p>
      <text:p text:style-name="P1">use db102;</text:p>
      <text:p text:style-name="P1">create table physician(employeeid int,</text:p>
      <text:p text:style-name="P1">name varchar(255),</text:p>
      <text:p text:style-name="P1">position varchar(255),</text:p>
      <text:p text:style-name="P1">ssn int);</text:p>
      <text:p text:style-name="P1">create table physician(employeeid int, name varchar(255), position varchar(255), ssn int);</text:p>
      <text:p text:style-name="P1">insert into physician value(1,'John Dorian','Staff Internist',111);</text:p>
      <text:p text:style-name="P1">insert into physician value(2,'Elliot Reid','Attending Physician',222);</text:p>
      <text:p text:style-name="P1">insert into physician value(3,'Christopher Turk','Surgical Attending Physician',333);</text:p>
      <text:p text:style-name="P1">insert into physician value(4,'Percival Cox','Senior Attending Physician',444);</text:p>
      <text:p text:style-name="P1">insert into physician value(5,'Bob Kelso','Head Chief of Medicine',555);</text:p>
      <text:p text:style-name="P1">insert into physician value(6,'Todd Quinlan','Surgical Attending Physician',666);</text:p>
      <text:p text:style-name="P1">insert into physician value(7,'John Wen','Surgical Attending Physician',777);</text:p>
      <text:p text:style-name="P1">insert into physician value(8,'Keith Dudemeister','MD Resident',888);</text:p>
      <text:p text:style-name="P1">insert into physician value(9,'Molly Clock','Attending Psychiatrist',999);</text:p>
      <text:p text:style-name="P1">select * from physician</text:p>
      <text:p text:style-name="P1">;</text:p>
      <text:p text:style-name="P1">create table nurse (employee id int,</text:p>
      <text:p text:style-name="P1">name varchar(255),</text:p>
      <text:p text:style-name="P1">position varchar(255),</text:p>
      <text:p text:style-name="P1">registered char,</text:p>
      <text:p text:style-name="P1">ssn int);</text:p>
      <text:p text:style-name="P1">create table nurse (employee id int, name varchar(255), position varchar(255), registered char, ssn int);</text:p>
      <text:p text:style-name="P1">create table nurse (employeeid int, name varchar(255), position varchar(255), registered char, ssn int);</text:p>
      <text:p text:style-name="P1">insert into nurse value(101,'Carla Espinosa','Head Nurse',t,1110);</text:p>
      <text:p text:style-name="P1">insert into nurse value(101,'Carla Espinosa','Head Nurse','t',1110);</text:p>
      <text:p text:style-name="P1">insert into nurse value(102,'Laverne Roberts','Nurse','t',2220);</text:p>
      <text:p text:style-name="P1">insert into nurse value(103,'Paul Flowers','Nurse','f',3330);</text:p>
      <text:p text:style-name="P1">select * from nurse;</text:p>
      <text:p text:style-name="P1">create table dept(deptid int,</text:p>
      <text:p text:style-name="P1">name varchar(255),</text:p>
      <text:p text:style-name="P1">head int);</text:p>
      <text:p text:style-name="P1">create table dept(deptid int, name varchar(255), head int);</text:p>
      <text:p text:style-name="P1">insert into dept value(1,'General Medicine',4);</text:p>
      <text:p text:style-name="P1">insert into dept value(2,'Surgery',7);</text:p>
      <text:p text:style-name="P1">insert into dept value(3,'Psychiatry',9);</text:p>
      <text:p text:style-name="P1">select * from dept;</text:p>
      <text:p text:style-name="P1">create table appointment(appid int,</text:p>
      <text:p text:style-name="P1">patient int,</text:p>
      <text:p text:style-name="P1">prepnurse int,</text:p>
      <text:p text:style-name="P1">physician int,</text:p>
      <text:p text:style-name="P1">start_dt_time datetime,</text:p>
      <text:p text:style-name="P1">end_dt_time datetime,</text:p>
      <text:p text:style-name="P1">examroom char);</text:p>
      <text:p text:style-name="P1">create table appointment(appid int, patient int, prepnurse int, physician int, start_dt_time datetime, end_dt_time datetime, examroom char);</text:p>
      <text:p text:style-name="P1">insert into appointment value(13216584,100000001,101,1, '2008-04-24 10:00:00' ,'2008-04-24 11:00:00', 'A');</text:p>
      <text:p text:style-name="P1"><text:soft-page-break/>insert into appointment value(59871321 ,100000004 ,NULL,4, '2008-04-26 10:00:00' , '2008-04-26 11:00:00', 'C');</text:p>
      <text:p text:style-name="P1">insert into appointment value(69879231,100000003,103, 2 , '2008-04-26 11:00:00' , '2008-04-26 12:00:00' , 'C');</text:p>
      <text:p text:style-name="P1">insert into appointment value(76983231,100000001 ,NULL,3, '2008-04-26 12:00:00' ,'2008-04-26 13:00:00', 'C');</text:p>
      <text:p text:style-name="P1">select * from appointment</text:p>
      <text:p text:style-name="P1">;</text:p>
      <text:p text:style-name="P1">create table room(roomnumber int,</text:p>
      <text:p text:style-name="P1">roomtype varchar(255),</text:p>
      <text:p text:style-name="P1">blockfloor int,</text:p>
      <text:p text:style-name="P1">blockcode int,</text:p>
      <text:p text:style-name="P1">unavailable boolean);</text:p>
      <text:p text:style-name="P1">create table room(roomnumber int, roomtype varchar(255), blockfloor int, blockcode int, unavailable boolean);</text:p>
      <text:p text:style-name="P1">insert into room(101,'Single',1,1,false);</text:p>
      <text:p text:style-name="P1">insert into room value(101,'Single',1,1,false);</text:p>
      <text:p text:style-name="P1">insert into room value(102,'Single',2,1,false);</text:p>
      <text:p text:style-name="P1">insert into room value(212,'Single',3,2,false);</text:p>
      <text:p text:style-name="P1">create table patient(ssn int,</text:p>
      <text:p text:style-name="P1">name varchar(255),</text:p>
      <text:p text:style-name="P1">address varchar(255),</text:p>
      <text:p text:style-name="P1">phone int,</text:p>
      <text:p text:style-name="P1">insuranceid int,</text:p>
      <text:p text:style-name="P1">pcp int);</text:p>
      <text:p text:style-name="P1">create table patient(ssn int, name varchar(255), address varchar(255), phone int, insuranceid int, pcp int);</text:p>
      <text:p text:style-name="P1">insert into patient value( 100000001,'John Smith','42 Foobar Lane' ,5550256,68476213,1);</text:p>
      <text:p text:style-name="P1">insert into patient value(100000002,'Grace Ritchie','37 Snafu Drive',5550512,36546321,2);</text:p>
      <text:p text:style-name="P1">insert into patient value(100000003,'Random J. Patient' ,'101 Omgbbq Street',5551204,65465421,2);</text:p>
      <text:p text:style-name="P1">insert into patient value(100000004'Dennis Doe','1100 Foobaz Avenue', ,5552048,68421879 ,3);</text:p>
      <text:p text:style-name="P1">insert into patient value(100000004,'Dennis Doe','1100 Foobaz Avenue', ,5552048,68421879 ,3);</text:p>
      <text:p text:style-name="P1">insert into patient value(100000004,'Dennis Doe','1100 Foobaz Avenue', 5552048,68421879 ,3);</text:p>
      <text:p text:style-name="P1">select * from patient</text:p>
      <text:p text:style-name="P1">;</text:p>
      <text:p text:style-name="P1">create table block(block_floor int,</text:p>
      <text:p text:style-name="P1">block_code int,</text:p>
      <text:p text:style-name="P1">unique(block_floor,block_code));</text:p>
      <text:p text:style-name="P1">create table block(block_floor int, block_code int, unique(block_floor,block_code));</text:p>
      <text:p text:style-name="P1">insert into block(1,1);</text:p>
      <text:p text:style-name="P1">insert into block value(1,2);</text:p>
      <text:p text:style-name="P1">insert into block value(2,2);</text:p>
      <text:p text:style-name="P1">insert into block value(2,1);</text:p>
      <text:p text:style-name="P1">insert into block value(3,1);</text:p>
      <text:p text:style-name="P1">insert into block value(3,2);</text:p>
      <text:p text:style-name="P1">select * from block</text:p>
      <text:p text:style-name="P1">;</text:p>
      <text:p text:style-name="P1">select * from nurse where registered='f';</text:p>
      <text:p text:style-name="P1">select physician.name from physician,dept where physician.employeeid=dept.head;</text:p>
      <text:p text:style-name="P1">select blockfloor,blockcode from room where roomnumber=212;</text:p>
      <text:p text:style-name="P1">select count(*) from room where unavailable=0;</text:p>
      <text:p text:style-name="P1"><text:soft-page-break/>select patient.name,physician.name from physician,patient where patient.pcp=physician.employeei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42:12.803569860</meta:creation-date>
    <dc:date>2018-08-31T10:45:52.384608885</dc:date>
    <meta:editing-duration>PT3M39S</meta:editing-duration>
    <meta:editing-cycles>1</meta:editing-cycles>
    <meta:document-statistic meta:table-count="0" meta:image-count="0" meta:object-count="0" meta:page-count="3" meta:paragraph-count="95" meta:word-count="468" meta:character-count="4352" meta:non-whitespace-character-count="3979"/>
    <meta:generator>LibreOffice/5.1.6.2$Linux_X86_64 LibreOffice_project/10m0$Build-2</meta:generator>
  </office:meta>
</office:document-meta>
</file>